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list-style-name="L1">
      <style:text-properties officeooo:rsid="00173544" officeooo:paragraph-rsid="00173544"/>
    </style:style>
    <style:style style:name="P2" style:family="paragraph" style:parent-style-name="Text_20_body" style:list-style-name="L1">
      <style:text-properties officeooo:paragraph-rsid="001902d4"/>
    </style:style>
    <style:style style:name="P3" style:family="paragraph" style:parent-style-name="Text_20_body" style:list-style-name="L1">
      <style:paragraph-properties fo:text-align="justify" style:justify-single-word="false"/>
      <style:text-properties officeooo:paragraph-rsid="00173544"/>
    </style:style>
    <style:style style:name="P4" style:family="paragraph" style:parent-style-name="Title">
      <style:text-properties officeooo:rsid="00173544" officeooo:paragraph-rsid="00173544"/>
    </style:style>
    <style:style style:name="T1" style:family="text">
      <style:text-properties officeooo:rsid="00173544"/>
    </style:style>
    <style:style style:name="T2" style:family="text">
      <style:text-properties fo:font-style="italic" officeooo:rsid="001902d4"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902d4" style:font-style-asian="italic" style:font-weight-asian="bold" style:font-style-complex="italic" style:font-weight-complex="bold"/>
    </style:style>
    <style:style style:name="T5" style:family="text">
      <style:text-properties fo:font-style="italic" fo:font-weight="normal" officeooo:rsid="001902d4" style:font-style-asian="italic" style:font-weight-asian="normal" style:font-style-complex="italic" style:font-weight-complex="normal"/>
    </style:style>
    <style:style style:name="T6" style:family="text">
      <style:text-properties officeooo:rsid="001902d4"/>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1902d4"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puestas</text:p>
      <text:list xml:id="list1093232658" text:style-name="L1">
        <text:list-item>
          <text:p text:style-name="P3"><text:span text:style-name="T1">Respecto a la cotización, en cada una de las peticiones se registra una nueva, esto para tener una buena traza de todas las cotizaciones que se han realizado, incluso si un usuario decide no tomar ningún plan.</text:span></text:p>
        </text:list-item>
        <text:list-item>
          <text:p text:style-name="P1">A demás de los atributos por indicados para una cotización (rut, fecha de nacimiento, correo, teléfono) se agregaron dos atributos más:</text:p>
          <text:list>
            <text:list-item>
              <text:p text:style-name="P1"><text:span text:style-name="T3">PrefijoNuMTelefono:</text:span> este atributo se agregó en caso de querer escalar el API para soportar múltiples países. <text:span text:style-name="T6">Su tipo de dato es </text:span><text:span text:style-name="T2">string</text:span></text:p>
            </text:list-item>
            <text:list-item>
              <text:p text:style-name="P2"><text:span text:style-name="T4">Cotizado: </text:span><text:span text:style-name="T10">este atributo es de tipo </text:span><text:span text:style-name="T5">booleano, cuando </text:span><text:span text:style-name="T10">su valor es </text:span><text:span text:style-name="T4">true</text:span><text:span text:style-name="T10"> identifica si un usuario ha cotizado y en esa cotización ha seleccionado un plan. Por el contrario, si el usuario únicamente ha cotizado, pero no a tomado ningún plan, su valor es </text:span><text:span text:style-name="T4">false.</text:span></text:p>
            </text:list-item>
          </text:list>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O"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1-03-05T19:34:21.506410737</meta:creation-date>
    <dc:date>2021-03-05T19:40:37.056132784</dc:date>
    <meta:editing-duration>PT6M17S</meta:editing-duration>
    <meta:editing-cycles>2</meta:editing-cycles>
    <meta:generator>LibreOffice/6.4.4.2$MacOSX_X86_64 LibreOffice_project/3d775be2011f3886db32dfd395a6a6d1ca2630ff</meta:generator>
    <meta:document-statistic meta:table-count="0" meta:image-count="0" meta:object-count="0" meta:page-count="1" meta:paragraph-count="5" meta:word-count="130" meta:character-count="751" meta:non-whitespace-character-count="630"/>
  </office:meta>
</office:document-meta>
</file>